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3.76pt"/>
    </style:style>
    <style:style style:name="co2" style:family="table-column">
      <style:table-column-properties fo:break-before="auto" style:column-width="51.31pt"/>
    </style:style>
    <style:style style:name="co3" style:family="table-column">
      <style:table-column-properties fo:break-before="auto" style:column-width="116.36pt"/>
    </style:style>
    <style:style style:name="co4" style:family="table-column">
      <style:table-column-properties fo:break-before="auto" style:column-width="83.0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04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47.72pt" svg:height="364.34pt" svg:x="637.46pt" svg:y="23.92pt">
            <loext:p draw:notify-on-update-of-ranges="Sheet1.D1:Sheet1.D1 Sheet1.D2:Sheet1.D5 Sheet1.E1:Sheet1.E1 Sheet1.E2:Sheet1.E5 Sheet1.F1:Sheet1.F1 Sheet1.F2:Sheet1.F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1015" table:default-cell-style-name="ce3"/>
        <table:table-row table:style-name="ro1">
          <table:table-cell table:style-name="ce1" office:value-type="string" calcext:value-type="string">
            <text:p># Elements</text:p>
          </table:table-cell>
          <table:table-cell table:style-name="ce1" office:value-type="string" calcext:value-type="string">
            <text:p># Turns</text:p>
          </table:table-cell>
          <table:table-cell table:style-name="ce1" office:value-type="string" calcext:value-type="string">
            <text:p># Initial Conditions</text:p>
          </table:table-cell>
          <table:table-cell table:style-name="ce1" office:value-type="string" calcext:value-type="string">
            <text:p># Iterations</text:p>
          </table:table-cell>
          <table:table-cell table:style-name="ce1" office:value-type="string" calcext:value-type="string">
            <text:p>t_serial (s)</text:p>
          </table:table-cell>
          <table:table-cell table:style-name="ce1" office:value-type="string" calcext:value-type="string">
            <text:p>t_cuda (s)</text:p>
          </table:table-cell>
          <table:table-cell table:style-name="ce1" office:value-type="string" calcext:value-type="string">
            <text:p>speedup</text:p>
          </table:table-cell>
          <table:table-cell table:number-columns-repeated="10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table:formula="of:=[.A2]*[.B2]*[.C2]" office:value-type="float" office:value="1000000000" calcext:value-type="float">
            <text:p>1000000000</text:p>
          </table:table-cell>
          <table:table-cell office:value-type="float" office:value="17.5783" calcext:value-type="float">
            <text:p>17.5783</text:p>
          </table:table-cell>
          <table:table-cell office:value-type="float" office:value="0.691043" calcext:value-type="float">
            <text:p>0.691043</text:p>
          </table:table-cell>
          <table:table-cell table:formula="of:=[.E2]/[.F2]" office:value-type="float" office:value="25.437346156462" calcext:value-type="float">
            <text:p>25.437346156462</text:p>
          </table:table-cell>
          <table:table-cell table:number-columns-repeated="10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" calcext:value-type="float">
            <text:p>100</text:p>
          </table:table-cell>
          <table:table-cell office:value-type="float" office:value="10000" calcext:value-type="float">
            <text:p>10000</text:p>
          </table:table-cell>
          <table:table-cell table:formula="of:=[.A3]*[.B3]*[.C3]" office:value-type="float" office:value="10000000000" calcext:value-type="float">
            <text:p>10000000000</text:p>
          </table:table-cell>
          <table:table-cell office:value-type="float" office:value="183.194" calcext:value-type="float">
            <text:p>183.194</text:p>
          </table:table-cell>
          <table:table-cell office:value-type="float" office:value="6.85963" calcext:value-type="float">
            <text:p>6.85963</text:p>
          </table:table-cell>
          <table:table-cell table:formula="of:=[.E3]/[.F3]" office:value-type="float" office:value="26.7061051397816" calcext:value-type="float">
            <text:p>26.7061051397816</text:p>
          </table:table-cell>
          <table:table-cell table:number-columns-repeated="1015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formula="of:=[.A4]*[.B4]*[.C4]" office:value-type="float" office:value="100000000000" calcext:value-type="float">
            <text:p>100000000000</text:p>
          </table:table-cell>
          <table:table-cell office:value-type="float" office:value="1821.12" calcext:value-type="float">
            <text:p>1821.12</text:p>
          </table:table-cell>
          <table:table-cell office:value-type="float" office:value="68.5417" calcext:value-type="float">
            <text:p>68.5417</text:p>
          </table:table-cell>
          <table:table-cell table:formula="of:=[.E4]/[.F4]" office:value-type="float" office:value="26.569518993547" calcext:value-type="float">
            <text:p>26.569518993547</text:p>
          </table:table-cell>
          <table:table-cell table:number-columns-repeated="1015"/>
        </table:table-row>
        <table:table-row table:style-name="ro1">
          <table:table-cell table:number-columns-repeated="3" office:value-type="float" office:value="10000" calcext:value-type="float">
            <text:p>10000</text:p>
          </table:table-cell>
          <table:table-cell table:formula="of:=[.A5]*[.B5]*[.C5]" office:value-type="float" office:value="1000000000000" calcext:value-type="float">
            <text:p>1000000000000</text:p>
          </table:table-cell>
          <table:table-cell office:value-type="float" office:value="18325.5" calcext:value-type="float">
            <text:p>18325.5</text:p>
          </table:table-cell>
          <table:table-cell office:value-type="float" office:value="658.479" calcext:value-type="float">
            <text:p>658.479</text:p>
          </table:table-cell>
          <table:table-cell table:formula="of:=[.E5]/[.F5]" office:value-type="float" office:value="27.8300446939082" calcext:value-type="float">
            <text:p>27.8300446939082</text:p>
          </table:table-cell>
          <table:table-cell table:style-name="Default"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00:40:49.2938360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8:50:50.830740140</meta:creation-date>
    <dc:date>2017-05-22T00:42:54.088056680</dc:date>
    <meta:editing-duration>PT1H38M28S</meta:editing-duration>
    <meta:editing-cycles>9</meta:editing-cycles>
    <meta:generator>LibreOffice/5.2.6.2$Linux_X86_64 LibreOffice_project/20m0$Build-2</meta:generator>
    <meta:document-statistic meta:table-count="1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851cm" svg:height="12.854cm" xlink:href=".." xlink:type="simple" chart:class="chart:bar" chart:style-name="ch1">
        <chart:title svg:x="5.243cm" svg:y="0.393cm" chart:style-name="ch2">
          <text:p>Tempo de execução em função do número de iterações</text:p>
        </chart:title>
        <chart:legend chart:legend-position="end" svg:x="20.27cm" svg:y="5.879cm" style:legend-expansion="high" chart:style-name="ch3"/>
        <chart:plot-area chart:style-name="ch4" table:cell-range-address="Sheet1.D1:Sheet1.F5" chart:data-source-has-labels="both" svg:x="1.468cm" svg:y="1.455cm" svg:width="18.345cm" svg:height="10.161cm">
          <chartooo:coordinate-region svg:x="2.989cm" svg:y="1.654cm" svg:width="16.824cm" svg:height="9.315cm"/>
          <chart:axis chart:dimension="x" chart:name="primary-x" chart:style-name="ch5" chartooo:axis-type="auto">
            <chartooo:date-scale/>
            <chart:title svg:x="8.942cm" svg:y="11.873cm" chart:style-name="ch6">
              <text:p>Número de iterações</text:p>
            </chart:title>
            <chart:categories table:cell-range-address="Sheet1.D2:Sheet1.D5"/>
            <chart:grid chart:style-name="ch7" chart:class="major"/>
          </chart:axis>
          <chart:axis chart:dimension="y" chart:name="primary-y" chart:style-name="ch8">
            <chart:title svg:x="0.451cm" svg:y="8.391cm" chart:style-name="ch9">
              <text:p>Tempo de execução (s)</text:p>
            </chart:title>
            <chart:grid chart:style-name="ch7" chart:class="major"/>
          </chart:axis>
          <chart:series chart:style-name="ch10" chart:values-cell-range-address="Sheet1.E2:Sheet1.E5" chart:label-cell-address="Sheet1.E1:Sheet1.E1" chart:class="chart:bar">
            <chart:data-point chart:repeated="4"/>
          </chart:series>
          <chart:series chart:style-name="ch11" chart:values-cell-range-address="Sheet1.F2:Sheet1.F5" chart:label-cell-address="Sheet1.F1:Sheet1.F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_serial (s)</text:p>
                <draw:g>
                  <svg:desc>Sheet1.E1:Sheet1.E1</svg:desc>
                </draw:g>
              </table:table-cell>
              <table:table-cell office:value-type="string">
                <text:p>t_cuda (s)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1000000000">
                <text:p>1000000000</text:p>
                <draw:g>
                  <svg:desc>Sheet1.D2:Sheet1.D5</svg:desc>
                </draw:g>
              </table:table-cell>
              <table:table-cell office:value-type="float" office:value="17.5783">
                <text:p>17.5783</text:p>
                <draw:g>
                  <svg:desc>Sheet1.E2:Sheet1.E5</svg:desc>
                </draw:g>
              </table:table-cell>
              <table:table-cell office:value-type="float" office:value="0.691043">
                <text:p>0.691043</text:p>
                <draw:g>
                  <svg:desc>Sheet1.F2:Sheet1.F5</svg:desc>
                </draw:g>
              </table:table-cell>
            </table:table-row>
            <table:table-row>
              <table:table-cell office:value-type="float" office:value="10000000000">
                <text:p>10000000000</text:p>
              </table:table-cell>
              <table:table-cell office:value-type="float" office:value="183.194">
                <text:p>183.194</text:p>
              </table:table-cell>
              <table:table-cell office:value-type="float" office:value="6.85963">
                <text:p>6.85963</text:p>
              </table:table-cell>
            </table:table-row>
            <table:table-row>
              <table:table-cell office:value-type="float" office:value="100000000000">
                <text:p>100000000000</text:p>
              </table:table-cell>
              <table:table-cell office:value-type="float" office:value="1821.12">
                <text:p>1821.12</text:p>
              </table:table-cell>
              <table:table-cell office:value-type="float" office:value="68.5417">
                <text:p>68.5417</text:p>
              </table:table-cell>
            </table:table-row>
            <table:table-row>
              <table:table-cell office:value-type="float" office:value="1000000000000">
                <text:p>1000000000000</text:p>
              </table:table-cell>
              <table:table-cell office:value-type="float" office:value="18325.5">
                <text:p>18325.5</text:p>
              </table:table-cell>
              <table:table-cell office:value-type="float" office:value="658.479">
                <text:p>658.4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